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color="#000000" loext:opacity="100%" style:font-name="Times New Roman" fo:font-size="12pt" fo:language="uk" fo:country="UA" fo:font-style="normal" fo:font-weight="bold" officeooo:rsid="00001fdc" officeooo:paragraph-rsid="00001fdc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Times New Roman" fo:language="uk" fo:country="UA" officeooo:paragraph-rsid="00001fdc" style:font-name-complex="Times New Roman1"/>
    </style:style>
    <style:style style:name="P3" style:family="paragraph" style:parent-style-name="Standard">
      <style:paragraph-properties fo:text-align="end" style:justify-single-word="false"/>
      <style:text-properties fo:color="#000000" loext:opacity="100%" style:font-name="Times New Roman" fo:language="uk" fo:country="UA" officeooo:paragraph-rsid="00001fdc" style:font-name-complex="Times New Roman1"/>
    </style:style>
    <style:style style:name="P4" style:family="paragraph" style:parent-style-name="Standard">
      <style:text-properties fo:color="#000000" loext:opacity="100%" style:font-name="Times New Roman" fo:language="uk" fo:country="UA" officeooo:paragraph-rsid="00001fdc" style:font-name-complex="Times New Roman1"/>
    </style:style>
    <style:style style:name="P5" style:family="paragraph" style:parent-style-name="Standard">
      <style:paragraph-properties fo:text-align="center" style:justify-single-word="false"/>
      <style:text-properties fo:color="#000000" loext:opacity="100%" style:font-name="Times New Roman" officeooo:paragraph-rsid="00001fdc"/>
    </style:style>
    <style:style style:name="P6" style:family="paragraph" style:parent-style-name="Standard">
      <style:paragraph-properties fo:text-align="end" style:justify-single-word="false"/>
      <style:text-properties fo:color="#000000" loext:opacity="100%" style:font-name="Times New Roman" officeooo:paragraph-rsid="00001fdc"/>
    </style:style>
    <style:style style:name="P7" style:family="paragraph" style:parent-style-name="Standard" style:master-page-name="Standard">
      <style:paragraph-properties fo:text-align="center" style:justify-single-word="false" style:page-number="auto"/>
      <style:text-properties fo:color="#000000" loext:opacity="100%" style:font-name="Times New Roman" officeooo:paragraph-rsid="00001fdc" style:font-name-complex="Times New Roman1"/>
    </style:style>
    <style:style style:name="T1" style:family="text">
      <style:text-properties fo:language="uk" fo:country="UA" style:font-name-complex="Times New Roman1"/>
    </style:style>
    <style:style style:name="T2" style:family="text">
      <style:text-properties fo:language="uk" fo:country="UA" officeooo:rsid="000d7266" style:font-name-complex="Times New Roman1"/>
    </style:style>
    <style:style style:name="T3" style:family="text">
      <style:text-properties fo:language="uk" fo:country="UA" officeooo:rsid="0009a300" style:font-name-complex="Times New Roman1"/>
    </style:style>
    <style:style style:name="T4" style:family="text">
      <style:text-properties fo:language="uk" fo:country="UA" officeooo:rsid="00001fdc" style:font-name-complex="Times New Roman1"/>
    </style:style>
    <style:style style:name="T5" style:family="text">
      <style:text-properties fo:font-variant="normal" fo:text-transform="none" fo:letter-spacing="normal" fo:font-style="normal" fo:font-weight="normal"/>
    </style:style>
    <style:style style:name="T6" style:family="text">
      <style:text-properties style:font-name-complex="Times New Roman1"/>
    </style:style>
    <style:style style:name="T7" style:family="text">
      <style:text-properties officeooo:rsid="0007fcdc" style:font-name-complex="Times New Roman1"/>
    </style:style>
    <style:style style:name="T8" style:family="text">
      <style:text-properties fo:color="#f78c6c" loext:opacity="100%" style:font-name="JetBrains Mono" fo:font-size="9pt" fo:font-style="italic" fo:font-weight="normal" style:font-size-asian="9pt" style:font-style-asian="italic" style:font-weight-asian="normal"/>
    </style:style>
    <style:style style:name="T9" style:family="text">
      <style:text-properties fo:color="#f78c6c" loext:opacity="100%" style:font-name="JetBrains Mono" fo:font-size="9pt" fo:font-weight="normal" style:font-size-asian="9pt" style:font-weight-asian="normal"/>
    </style:style>
    <style:style style:name="T10" style:family="text">
      <style:text-properties fo:color="#ffcb6b" loext:opacity="100%" style:font-name="JetBrains Mono" fo:font-size="9pt" fo:font-weight="normal" style:font-size-asian="9pt" style:font-weight-asian="normal"/>
    </style:style>
    <style:style style:name="T11" style:family="text">
      <style:text-properties fo:color="#89ddff" loext:opacity="100%" style:font-name="JetBrains Mono" fo:font-size="9pt" fo:font-weight="normal" style:font-size-asian="9pt" style:font-weight-asian="normal"/>
    </style:style>
    <style:style style:name="T12" style:family="text">
      <style:text-properties fo:color="#c792ea" loext:opacity="100%" style:font-name="JetBrains Mono" fo:font-size="9pt" fo:font-style="italic" fo:font-weight="normal" style:font-size-asian="9pt" style:font-style-asian="italic" style:font-weight-asian="normal"/>
    </style:style>
    <style:style style:name="T13" style:family="text">
      <style:text-properties fo:color="#eeffff" loext:opacity="100%" style:font-name="JetBrains Mono" fo:font-size="9pt" fo:font-style="italic" fo:font-weight="normal" style:font-size-asian="9pt" style:font-style-asian="italic" style:font-weight-asian="normal"/>
    </style:style>
    <style:style style:name="T14" style:family="text">
      <style:text-properties fo:color="#eeffff" loext:opacity="100%" style:font-name="JetBrains Mono" fo:font-size="9pt" fo:font-weight="normal" style:font-size-asian="9pt" style:font-weight-asian="normal"/>
    </style:style>
    <style:style style:name="T15" style:family="text">
      <style:text-properties fo:color="#82aaff" loext:opacity="100%" style:font-name="JetBrains Mono" fo:font-size="9pt" fo:font-style="italic" fo:font-weight="normal" style:font-size-asian="9pt" style:font-style-asian="italic" style:font-weight-asian="normal"/>
    </style:style>
    <style:style style:name="T16" style:family="text">
      <style:text-properties fo:color="#82aaff" loext:opacity="100%" style:font-name="JetBrains Mono" fo:font-size="9pt" fo:font-weight="normal" style:font-size-asian="9pt" style:font-weight-asian="normal"/>
    </style:style>
    <style:style style:name="T17" style:family="text">
      <style:text-properties fo:color="#eeffe3" loext:opacity="100%" style:font-name="JetBrains Mono" fo:font-size="9pt" fo:font-weight="normal" style:font-size-asian="9pt" style:font-weight-asian="normal"/>
    </style:style>
    <style:style style:name="T18" style:family="text">
      <style:text-properties fo:color="#c3e88d" loext:opacity="100%" style:font-name="JetBrains Mono" fo:font-size="9pt" fo:font-weight="normal" style:font-size-asian="9pt" style:font-weight-asian="normal"/>
    </style:style>
    <style:style style:name="T19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0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1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2" style:family="text">
      <style:text-properties style:font-name="JetBrains Mono" fo:font-size="9pt" fo:font-style="italic" fo:font-weight="normal" style:font-size-asian="9pt" style:font-style-asian="italic" style:font-weight-asian="normal"/>
    </style:style>
    <style:style style:name="T23" style:family="text">
      <style:text-properties style:font-name="JetBrains Mono" fo:font-size="9pt" fo:font-weight="normal" style:font-size-asian="9pt" style:font-weight-asian="normal"/>
    </style:style>
    <style:style style:name="T24" style:family="text">
      <style:text-properties style:font-name="JetBrains Mono" fo:font-size="9pt" fo:font-weight="normal" style:font-size-asian="9pt" style:font-weight-asian="normal"/>
    </style:style>
    <style:style style:name="T25" style:family="text">
      <style:text-properties style:font-name="JetBrains Mono" fo:font-size="9pt" fo:font-weight="normal" style:font-size-asian="9pt" style:font-weight-asian="normal"/>
    </style:style>
    <style:style style:name="T26" style:family="text">
      <style:text-properties style:font-name="JetBrains Mono" fo:font-size="9pt" fo:font-weight="normal" style:font-size-asian="9pt" style:font-weight-asian="normal"/>
    </style:style>
    <style:style style:name="T27" style:family="text">
      <style:text-properties style:font-name="JetBrains Mono" fo:font-size="9pt" fo:font-weight="normal" style:font-size-asian="9pt" style:font-weight-asian="normal"/>
    </style:style>
    <style:style style:name="T28" style:family="text">
      <style:text-properties style:font-name="JetBrains Mono" fo:font-size="9pt" fo:font-weight="normal" style:font-size-asian="9pt" style:font-weight-asian="normal"/>
    </style:style>
    <style:style style:name="T29" style:family="text">
      <style:text-properties style:font-name="JetBrains Mono" fo:font-size="9pt" fo:font-weight="normal" style:font-size-asian="9pt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ІНІСТЕРСТВО ОСВІТИ ТА НАУКИ УКРАЇНИ НАЦІОНАЛЬНИЙ УНІВЕРСИТЕТ “ЛЬВІВСЬКА ПОЛІТЕХНІКА” Н-Н ІНСТИТУТ ПІДПРИЄМНИЦТВА ТА ПЕРСПЕКТИВНИХ ТЕХНОЛОГІЙ</text:p>
      <text:p text:style-name="P4"/>
      <text:p text:style-name="P2"/>
      <text:p text:style-name="P2">Звіт </text:p>
      <text:p text:style-name="P5"><text:span text:style-name="T1">До виконаної лабораторної роботи №</text:span><text:span text:style-name="T4">5</text:span></text:p>
      <text:p text:style-name="P5"><text:span text:style-name="T1"><text:s/>З дисципліни «</text:span><text:bookmark text:name="yui_3_17_2_1_1615703879288_34"/><text:span text:style-name="T5">Алгоритми та структури даних</text:span><text:span text:style-name="T1">»</text:span></text:p>
      <text:p text:style-name="P2"/>
      <text:p text:style-name="P2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<text:span text:style-name="T6">Виконав: </text:span><text:span text:style-name="T3">Мальцев Кирило</text:span><text:span text:style-name="T6"> </text:span></text:p>
      <text:p text:style-name="P6"><text:span text:style-name="T6">Прийня</text:span><text:span text:style-name="T7">в</text:span><text:span text:style-name="T6">: </text:span><text:span text:style-name="T7">Лагун</text:span><text:span text:style-name="T6"> </text:span><text:span text:style-name="T7">А</text:span><text:span text:style-name="T6">.</text:span><text:span text:style-name="T7">Е</text:span><text:span text:style-name="T6">.</text:span></text:p>
      <text:p text:style-name="P2"/>
      <text:p text:style-name="P4"/>
      <text:p text:style-name="P4"/>
      <text:p text:style-name="P4"/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Львів 2020</text:p>
      <text:p text:style-name="P1"><text:soft-page-break/>Алгоритм Рюкзака</text:p>
      <text:p text:style-name="P1"/>
      <text:p text:style-name="P1"><text:span text:style-name="T19">import </text:span><text:span text:style-name="T23">java.util.Arrays</text:span><text:span text:style-name="T23">;</text:span><text:line-break/><text:line-break/><text:span text:style-name="T19">public </text:span><text:span text:style-name="T19">class </text:span><text:span text:style-name="T23">BackPack </text:span><text:span text:style-name="T23">{</text:span><text:line-break/><text:line-break/><text:span text:style-name="T23"> <text:s text:c="3"/></text:span><text:span text:style-name="T19">static int </text:span><text:span text:style-name="T19">mod</text:span><text:span text:style-name="T23">;</text:span><text:line-break/><text:span text:style-name="T23"> <text:s text:c="3"/></text:span><text:span text:style-name="T19">static int </text:span><text:span text:style-name="T19">k</text:span><text:span text:style-name="T23">;</text:span><text:line-break/><text:line-break/><text:span text:style-name="T23"> <text:s text:c="3"/></text:span><text:span text:style-name="T19">public </text:span><text:span text:style-name="T19">static int</text:span><text:span text:style-name="T23">[] </text:span><text:span text:style-name="T23">code</text:span><text:span text:style-name="T23">(</text:span><text:span text:style-name="T23">String </text:span><text:span text:style-name="T23">text</text:span><text:span text:style-name="T23">, </text:span><text:span text:style-name="T19">int</text:span><text:span text:style-name="T23">[] </text:span><text:span text:style-name="T23">bag</text:span><text:span text:style-name="T23">) {</text:span><text:line-break/><text:line-break/><text:span text:style-name="T23"> <text:s text:c="7"/></text:span><text:span text:style-name="T23">String</text:span><text:span text:style-name="T23">[] </text:span><text:span text:style-name="T23">binaryText </text:span><text:span text:style-name="T23">= </text:span><text:span text:style-name="T19">new </text:span><text:span text:style-name="T23">String</text:span><text:span text:style-name="T23">[</text:span><text:span text:style-name="T23">text</text:span><text:span text:style-name="T23">.</text:span><text:span text:style-name="T23">length</text:span><text:span text:style-name="T23">()];</text:span><text:line-break/><text:span text:style-name="T23"> <text:s text:c="7"/></text:span><text:span text:style-name="T19">for </text:span><text:span text:style-name="T23">(</text:span><text:span text:style-name="T19">int </text:span><text:span text:style-name="T23">i </text:span><text:span text:style-name="T23">= </text:span><text:span text:style-name="T23">0</text:span><text:span text:style-name="T23">; </text:span><text:span text:style-name="T23">i </text:span><text:span text:style-name="T23">&lt; </text:span><text:span text:style-name="T23">text</text:span><text:span text:style-name="T23">.</text:span><text:span text:style-name="T23">length</text:span><text:span text:style-name="T23">(); </text:span><text:span text:style-name="T23">i</text:span><text:span text:style-name="T23">++) {</text:span><text:line-break/><text:span text:style-name="T23"> <text:s text:c="11"/></text:span><text:span text:style-name="T23">String </text:span><text:span text:style-name="T23">binary </text:span><text:span text:style-name="T23">= </text:span><text:span text:style-name="T23">Integer</text:span><text:span text:style-name="T23">.</text:span><text:span text:style-name="T19">toBinaryString</text:span><text:span text:style-name="T23">(</text:span><text:span text:style-name="T23">text</text:span><text:span text:style-name="T23">.</text:span><text:span text:style-name="T23">charAt</text:span><text:span text:style-name="T23">(</text:span><text:span text:style-name="T23">i</text:span><text:span text:style-name="T23">));</text:span><text:line-break/><text:span text:style-name="T23"> <text:s text:c="11"/></text:span><text:span text:style-name="T19">if </text:span><text:span text:style-name="T23">(</text:span><text:span text:style-name="T23">binary</text:span><text:span text:style-name="T23">.</text:span><text:span text:style-name="T23">length</text:span><text:span text:style-name="T23">() &lt; </text:span><text:span text:style-name="T23">8</text:span><text:span text:style-name="T23">) {</text:span><text:line-break/><text:line-break/><text:span text:style-name="T23"> <text:s text:c="15"/></text:span><text:span text:style-name="T19">while </text:span><text:span text:style-name="T23">(</text:span><text:span text:style-name="T23">binary</text:span><text:span text:style-name="T23">.</text:span><text:span text:style-name="T23">length</text:span><text:span text:style-name="T23">() != </text:span><text:span text:style-name="T23">8</text:span><text:span text:style-name="T23">) {</text:span><text:line-break/><text:span text:style-name="T23"> <text:s text:c="19"/></text:span><text:span text:style-name="T23">binary </text:span><text:span text:style-name="T23">= </text:span><text:span text:style-name="T23">"0" </text:span><text:span text:style-name="T23">+ </text:span><text:span text:style-name="T23">binary</text:span><text:span text:style-name="T23">;</text:span><text:line-break/><text:span text:style-name="T23"> <text:s text:c="15"/>}</text:span><text:line-break/><text:span text:style-name="T23"> <text:s text:c="11"/>} </text:span><text:span text:style-name="T19">else if </text:span><text:span text:style-name="T23">(</text:span><text:span text:style-name="T23">binary</text:span><text:span text:style-name="T23">.</text:span><text:span text:style-name="T23">length</text:span><text:span text:style-name="T23">() % </text:span><text:span text:style-name="T23">8 </text:span><text:span text:style-name="T23">!= </text:span><text:span text:style-name="T23">0</text:span><text:span text:style-name="T23">) {</text:span><text:line-break/><text:line-break/><text:span text:style-name="T23"> <text:s text:c="15"/></text:span><text:span text:style-name="T19">while </text:span><text:span text:style-name="T23">(</text:span><text:span text:style-name="T23">binary</text:span><text:span text:style-name="T23">.</text:span><text:span text:style-name="T23">length</text:span><text:span text:style-name="T23">() % </text:span><text:span text:style-name="T23">8 </text:span><text:span text:style-name="T23">!= </text:span><text:span text:style-name="T23">0</text:span><text:span text:style-name="T23">) {</text:span><text:line-break/><text:span text:style-name="T23"> <text:s text:c="19"/></text:span><text:span text:style-name="T23">binary </text:span><text:span text:style-name="T23">= </text:span><text:span text:style-name="T23">"0" </text:span><text:span text:style-name="T23">+ </text:span><text:span text:style-name="T23">binary</text:span><text:span text:style-name="T23">;</text:span><text:line-break/><text:span text:style-name="T23"> <text:s text:c="15"/>}</text:span><text:line-break/><text:span text:style-name="T23"> <text:s text:c="11"/>}</text:span><text:line-break/><text:span text:style-name="T23"> <text:s text:c="11"/></text:span><text:span text:style-name="T23">binaryText</text:span><text:span text:style-name="T23">[</text:span><text:span text:style-name="T23">i</text:span><text:span text:style-name="T23">] = </text:span><text:span text:style-name="T23">binary</text:span><text:span text:style-name="T23">;</text:span><text:line-break/><text:line-break/><text:span text:style-name="T23"> <text:s text:c="7"/>}</text:span><text:line-break/><text:line-break/><text:span text:style-name="T23"> <text:s text:c="7"/></text:span><text:span text:style-name="T19">int </text:span><text:span text:style-name="T23">sum </text:span><text:span text:style-name="T23">= </text:span><text:span text:style-name="T23">Arrays</text:span><text:span text:style-name="T23">.</text:span><text:span text:style-name="T19">stream</text:span><text:span text:style-name="T23">(</text:span><text:span text:style-name="T23">bag</text:span><text:span text:style-name="T23">).</text:span><text:span text:style-name="T23">sum</text:span><text:span text:style-name="T23">();</text:span><text:line-break/><text:span text:style-name="T23"> <text:s text:c="7"/></text:span><text:span text:style-name="T19">mod </text:span><text:span text:style-name="T23">= </text:span><text:span text:style-name="T23">sum</text:span><text:span text:style-name="T23">+</text:span><text:span text:style-name="T23">1</text:span><text:span text:style-name="T23">;</text:span><text:line-break/><text:span text:style-name="T23"> <text:s text:c="7"/></text:span><text:span text:style-name="T19">k </text:span><text:span text:style-name="T23">= </text:span><text:span text:style-name="T23">7</text:span><text:span text:style-name="T23">;</text:span><text:line-break/><text:line-break/><text:span text:style-name="T23"> <text:s text:c="7"/></text:span><text:span text:style-name="T19">int</text:span><text:span text:style-name="T23">[] </text:span><text:span text:style-name="T23">extendedBag </text:span><text:span text:style-name="T23">= </text:span><text:span text:style-name="T19">new int</text:span><text:span text:style-name="T23">[</text:span><text:span text:style-name="T23">bag</text:span><text:span text:style-name="T23">.</text:span><text:span text:style-name="T23">length</text:span><text:span text:style-name="T23">];</text:span><text:line-break/><text:span text:style-name="T23"> <text:s text:c="7"/></text:span><text:span text:style-name="T19">for </text:span><text:span text:style-name="T23">(</text:span><text:span text:style-name="T19">int </text:span><text:span text:style-name="T23">i </text:span><text:span text:style-name="T23">= </text:span><text:span text:style-name="T23">0</text:span><text:span text:style-name="T23">; </text:span><text:span text:style-name="T23">i </text:span><text:span text:style-name="T23">&lt; </text:span><text:span text:style-name="T23">extendedBag</text:span><text:span text:style-name="T23">.</text:span><text:span text:style-name="T23">length</text:span><text:span text:style-name="T23">; </text:span><text:span text:style-name="T23">i</text:span><text:span text:style-name="T23">++) {</text:span><text:line-break/><text:span text:style-name="T23"> <text:s text:c="11"/></text:span><text:span text:style-name="T23">extendedBag</text:span><text:span text:style-name="T23">[</text:span><text:span text:style-name="T23">i</text:span><text:span text:style-name="T23">] = (</text:span><text:span text:style-name="T23">bag</text:span><text:span text:style-name="T23">[</text:span><text:span text:style-name="T23">i</text:span><text:span text:style-name="T23">] * </text:span><text:span text:style-name="T19">k</text:span><text:span text:style-name="T23">) % </text:span><text:span text:style-name="T19">mod</text:span><text:span text:style-name="T23">;</text:span><text:line-break/><text:span text:style-name="T23"> <text:s text:c="7"/>}</text:span><text:line-break/><text:line-break/><text:span text:style-name="T23"> <text:s text:c="7"/></text:span><text:span text:style-name="T19">int</text:span><text:span text:style-name="T23">[] </text:span><text:span text:style-name="T23">result </text:span><text:span text:style-name="T23">= </text:span><text:span text:style-name="T19">new int</text:span><text:span text:style-name="T23">[</text:span><text:span text:style-name="T23">text</text:span><text:span text:style-name="T23">.</text:span><text:span text:style-name="T23">length</text:span><text:span text:style-name="T23">()];</text:span><text:line-break/><text:line-break/><text:span text:style-name="T23"> <text:s text:c="7"/></text:span><text:span text:style-name="T19">for </text:span><text:span text:style-name="T23">(</text:span><text:span text:style-name="T19">int </text:span><text:span text:style-name="T23">i </text:span><text:span text:style-name="T23">= </text:span><text:span text:style-name="T23">0</text:span><text:span text:style-name="T23">; </text:span><text:span text:style-name="T23">i </text:span><text:span text:style-name="T23">&lt; </text:span><text:span text:style-name="T23">binaryText</text:span><text:span text:style-name="T23">.</text:span><text:span text:style-name="T23">length</text:span><text:span text:style-name="T23">; </text:span><text:span text:style-name="T23">i</text:span><text:span text:style-name="T23">++) {</text:span><text:line-break/><text:span text:style-name="T23"> <text:s text:c="11"/></text:span><text:span text:style-name="T19">for </text:span><text:span text:style-name="T23">(</text:span><text:span text:style-name="T19">int </text:span><text:span text:style-name="T23">j </text:span><text:span text:style-name="T23">= </text:span><text:span text:style-name="T23">0</text:span><text:span text:style-name="T23">; </text:span><text:span text:style-name="T23">j </text:span><text:span text:style-name="T23">&lt; </text:span><text:span text:style-name="T23">binaryText</text:span><text:span text:style-name="T23">[</text:span><text:span text:style-name="T23">i</text:span><text:span text:style-name="T23">].</text:span><text:span text:style-name="T23">length</text:span><text:span text:style-name="T23">(); </text:span><text:span text:style-name="T23">j</text:span><text:span text:style-name="T23">++) {</text:span><text:line-break/><text:span text:style-name="T23"> <text:s text:c="15"/></text:span><text:span text:style-name="T19">if </text:span><text:span text:style-name="T23">(</text:span><text:span text:style-name="T23">binaryText</text:span><text:span text:style-name="T23">[</text:span><text:span text:style-name="T23">i</text:span><text:span text:style-name="T23">].</text:span><text:span text:style-name="T23">charAt</text:span><text:span text:style-name="T23">(</text:span><text:span text:style-name="T23">j</text:span><text:span text:style-name="T23">) == </text:span><text:span text:style-name="T23">'1'</text:span><text:span text:style-name="T23">) </text:span><text:span text:style-name="T23">result</text:span><text:span text:style-name="T23">[</text:span><text:span text:style-name="T23">i</text:span><text:span text:style-name="T23">] += </text:span><text:span text:style-name="T23">extendedBag</text:span><text:span text:style-name="T23">[</text:span><text:span text:style-name="T23">j</text:span><text:span text:style-name="T23">];</text:span><text:line-break/><text:span text:style-name="T23"> <text:s text:c="11"/>}</text:span><text:line-break/><text:span text:style-name="T23"> <text:s text:c="7"/>}</text:span><text:line-break/><text:line-break/><text:span text:style-name="T23"> <text:s text:c="7"/></text:span><text:span text:style-name="T19">return </text:span><text:span text:style-name="T23">result</text:span><text:span text:style-name="T23">;</text:span><text:line-break/><text:span text:style-name="T23"> <text:s text:c="3"/>}</text:span><text:line-break/><text:line-break/><text:line-break/><text:span text:style-name="T23"> <text:s text:c="3"/></text:span><text:span text:style-name="T19">public </text:span><text:span text:style-name="T19">static </text:span><text:span text:style-name="T23">String </text:span><text:span text:style-name="T23">decode</text:span><text:span text:style-name="T23">(</text:span><text:span text:style-name="T19">int</text:span><text:span text:style-name="T23">[] </text:span><text:span text:style-name="T23">ciphertext</text:span><text:span text:style-name="T23">, </text:span><text:span text:style-name="T19">int</text:span><text:span text:style-name="T23">[] </text:span><text:span text:style-name="T23">bag</text:span><text:span text:style-name="T23">) {</text:span><text:line-break/><text:line-break/><text:span text:style-name="T23"> <text:s text:c="7"/></text:span><text:span text:style-name="T19">int </text:span><text:span text:style-name="T23">cof </text:span><text:span text:style-name="T23">= </text:span><text:span text:style-name="T19">extended_gcd</text:span><text:span text:style-name="T23">(</text:span><text:span text:style-name="T19">mod</text:span><text:span text:style-name="T23">, </text:span><text:span text:style-name="T19">k</text:span><text:span text:style-name="T23">)[</text:span><text:span text:style-name="T23">2</text:span><text:span text:style-name="T23">];</text:span><text:line-break/><text:line-break/><text:span text:style-name="T23"> <text:s text:c="7"/></text:span><text:span text:style-name="T19">int</text:span><text:span text:style-name="T23">[] </text:span><text:span text:style-name="T23">temp </text:span><text:span text:style-name="T23">= </text:span><text:span text:style-name="T19">new int</text:span><text:span text:style-name="T23">[</text:span><text:span text:style-name="T23">ciphertext</text:span><text:span text:style-name="T23">.</text:span><text:span text:style-name="T23">length</text:span><text:span text:style-name="T23">];</text:span><text:line-break/><text:span text:style-name="T23"> <text:s text:c="7"/></text:span><text:span text:style-name="T19">for </text:span><text:span text:style-name="T23">(</text:span><text:span text:style-name="T19">int </text:span><text:span text:style-name="T23">i </text:span><text:span text:style-name="T23">= </text:span><text:span text:style-name="T23">0</text:span><text:span text:style-name="T23">; </text:span><text:span text:style-name="T23">i </text:span><text:span text:style-name="T23">&lt; </text:span><text:span text:style-name="T23">temp</text:span><text:span text:style-name="T23">.</text:span><text:span text:style-name="T23">length</text:span><text:span text:style-name="T23">; </text:span><text:span text:style-name="T23">i</text:span><text:span text:style-name="T23">++) {</text:span><text:line-break/><text:span text:style-name="T23"> <text:s text:c="11"/></text:span><text:span text:style-name="T23">temp</text:span><text:span text:style-name="T23">[</text:span><text:span text:style-name="T23">i</text:span><text:span text:style-name="T23">] = (</text:span><text:span text:style-name="T23">ciphertext</text:span><text:span text:style-name="T23">[</text:span><text:span text:style-name="T23">i</text:span><text:span text:style-name="T23">] * </text:span><text:span text:style-name="T23">cof</text:span><text:span text:style-name="T23">) % </text:span><text:span text:style-name="T19">mod</text:span><text:span text:style-name="T23">;</text:span><text:line-break/><text:span text:style-name="T23"> <text:s text:c="7"/>}</text:span><text:line-break/><text:line-break/><text:span text:style-name="T23"> <text:s text:c="7"/></text:span><text:span text:style-name="T23">StringBuilder </text:span><text:span text:style-name="T23">result </text:span><text:span text:style-name="T23">= </text:span><text:span text:style-name="T19">new </text:span><text:span text:style-name="T23">StringBuilder</text:span><text:span text:style-name="T23">();</text:span><text:line-break/><text:line-break/><text:span text:style-name="T23"> <text:s text:c="7"/></text:span><text:span text:style-name="T23">String </text:span><text:span text:style-name="T23">text </text:span><text:span text:style-name="T23">= </text:span><text:span text:style-name="T23">""</text:span><text:span text:style-name="T23">;</text:span><text:line-break/><text:soft-page-break/><text:line-break/><text:span text:style-name="T23"> <text:s text:c="7"/></text:span><text:span text:style-name="T19">for </text:span><text:span text:style-name="T23">(</text:span><text:span text:style-name="T19">int </text:span><text:span text:style-name="T23">elem </text:span><text:span text:style-name="T23">: </text:span><text:span text:style-name="T23">temp</text:span><text:span text:style-name="T23">) {</text:span><text:line-break/><text:span text:style-name="T23"> <text:s text:c="11"/></text:span><text:span text:style-name="T19">int </text:span><text:span text:style-name="T23">index </text:span><text:span text:style-name="T23">= </text:span><text:span text:style-name="T23">bag</text:span><text:span text:style-name="T23">.</text:span><text:span text:style-name="T23">length </text:span><text:span text:style-name="T23">- </text:span><text:span text:style-name="T23">1</text:span><text:span text:style-name="T23">;</text:span><text:line-break/><text:span text:style-name="T23"> <text:s text:c="11"/></text:span><text:span text:style-name="T19">while </text:span><text:span text:style-name="T23">(</text:span><text:span text:style-name="T23">index </text:span><text:span text:style-name="T23">&gt;= </text:span><text:span text:style-name="T23">0</text:span><text:span text:style-name="T23">) {</text:span><text:line-break/><text:span text:style-name="T23"> <text:s text:c="15"/></text:span><text:span text:style-name="T19">if </text:span><text:span text:style-name="T23">(</text:span><text:span text:style-name="T23">bag</text:span><text:span text:style-name="T23">[</text:span><text:span text:style-name="T23">index</text:span><text:span text:style-name="T23">] &lt;= </text:span><text:span text:style-name="T23">elem</text:span><text:span text:style-name="T23">) {</text:span><text:line-break/><text:span text:style-name="T23"> <text:s text:c="19"/></text:span><text:span text:style-name="T23">result</text:span><text:span text:style-name="T23">.</text:span><text:span text:style-name="T23">append</text:span><text:span text:style-name="T23">(</text:span><text:span text:style-name="T23">"1"</text:span><text:span text:style-name="T23">);</text:span><text:line-break/><text:span text:style-name="T23"> <text:s text:c="19"/></text:span><text:span text:style-name="T23">elem </text:span><text:span text:style-name="T23">-= </text:span><text:span text:style-name="T23">bag</text:span><text:span text:style-name="T23">[</text:span><text:span text:style-name="T23">index</text:span><text:span text:style-name="T23">];</text:span><text:line-break/><text:span text:style-name="T23"> <text:s text:c="15"/>}</text:span><text:line-break/><text:span text:style-name="T23"> <text:s text:c="15"/></text:span><text:span text:style-name="T19">else </text:span><text:span text:style-name="T23">result</text:span><text:span text:style-name="T23">.</text:span><text:span text:style-name="T23">append</text:span><text:span text:style-name="T23">(</text:span><text:span text:style-name="T23">"0"</text:span><text:span text:style-name="T23">);</text:span><text:line-break/><text:span text:style-name="T23"> <text:s text:c="15"/></text:span><text:span text:style-name="T23">index</text:span><text:span text:style-name="T23">--;</text:span><text:line-break/><text:span text:style-name="T23"> <text:s text:c="11"/>}</text:span><text:line-break/><text:span text:style-name="T23"> <text:s text:c="11"/></text:span><text:span text:style-name="T19">int </text:span><text:span text:style-name="T23">abc </text:span><text:span text:style-name="T23">= </text:span><text:span text:style-name="T23">Integer</text:span><text:span text:style-name="T23">.</text:span><text:span text:style-name="T19">parseInt</text:span><text:span text:style-name="T23">(</text:span><text:span text:style-name="T23">result</text:span><text:span text:style-name="T23">.</text:span><text:span text:style-name="T23">reverse</text:span><text:span text:style-name="T23">().</text:span><text:span text:style-name="T23">toString</text:span><text:span text:style-name="T23">(), </text:span><text:span text:style-name="T23">2</text:span><text:span text:style-name="T23">);</text:span><text:line-break/><text:span text:style-name="T23"> <text:s text:c="11"/></text:span><text:span text:style-name="T23">text </text:span><text:span text:style-name="T23">+= (</text:span><text:span text:style-name="T19">char</text:span><text:span text:style-name="T23">) </text:span><text:span text:style-name="T23">abc</text:span><text:span text:style-name="T23">;</text:span><text:line-break/><text:span text:style-name="T23"> <text:s text:c="11"/></text:span><text:span text:style-name="T23">result </text:span><text:span text:style-name="T23">= </text:span><text:span text:style-name="T19">new </text:span><text:span text:style-name="T23">StringBuilder</text:span><text:span text:style-name="T23">();</text:span><text:line-break/><text:span text:style-name="T23"> <text:s text:c="7"/>}</text:span><text:line-break/><text:line-break/><text:span text:style-name="T23"> <text:s text:c="7"/></text:span><text:span text:style-name="T19">return </text:span><text:span text:style-name="T23">text</text:span><text:span text:style-name="T23">;</text:span><text:line-break/><text:span text:style-name="T23"> <text:s text:c="3"/>}</text:span><text:line-break/><text:line-break/><text:line-break/><text:span text:style-name="T23"> <text:s text:c="3"/></text:span><text:span text:style-name="T19">protected </text:span><text:span text:style-name="T19">static int</text:span><text:span text:style-name="T23">[] </text:span><text:span text:style-name="T23">extended_gcd</text:span><text:span text:style-name="T23">(</text:span><text:span text:style-name="T19">int </text:span><text:span text:style-name="T23">a</text:span><text:span text:style-name="T23">, </text:span><text:span text:style-name="T19">int </text:span><text:span text:style-name="T23">b</text:span><text:span text:style-name="T23">) {</text:span><text:line-break/><text:span text:style-name="T23"> <text:s text:c="7"/></text:span><text:span text:style-name="T19">int</text:span><text:span text:style-name="T23">[] </text:span><text:span text:style-name="T23">res </text:span><text:span text:style-name="T23">= </text:span><text:span text:style-name="T19">new int</text:span><text:span text:style-name="T23">[</text:span><text:span text:style-name="T23">3</text:span><text:span text:style-name="T23">];</text:span><text:line-break/><text:span text:style-name="T23"> <text:s text:c="7"/></text:span><text:span text:style-name="T19">if </text:span><text:span text:style-name="T23">(</text:span><text:span text:style-name="T23">b </text:span><text:span text:style-name="T23">== </text:span><text:span text:style-name="T23">0</text:span><text:span text:style-name="T23">)</text:span><text:line-break/><text:span text:style-name="T23"> <text:s text:c="7"/>{</text:span><text:line-break/><text:span text:style-name="T23"> <text:s text:c="11"/></text:span><text:span text:style-name="T23">res</text:span><text:span text:style-name="T23">[</text:span><text:span text:style-name="T23">0</text:span><text:span text:style-name="T23">] = </text:span><text:span text:style-name="T23">a</text:span><text:span text:style-name="T23">; </text:span><text:span text:style-name="T23">res</text:span><text:span text:style-name="T23">[</text:span><text:span text:style-name="T23">1</text:span><text:span text:style-name="T23">] = </text:span><text:span text:style-name="T23">1</text:span><text:span text:style-name="T23">; </text:span><text:span text:style-name="T23">res</text:span><text:span text:style-name="T23">[</text:span><text:span text:style-name="T23">2</text:span><text:span text:style-name="T23">] = </text:span><text:span text:style-name="T23">0</text:span><text:span text:style-name="T23">;</text:span><text:line-break/><text:span text:style-name="T23"> <text:s text:c="11"/></text:span><text:span text:style-name="T19">return </text:span><text:span text:style-name="T23">res</text:span><text:span text:style-name="T23">;</text:span><text:line-break/><text:span text:style-name="T23"> <text:s text:c="7"/>}</text:span><text:line-break/><text:span text:style-name="T23"> <text:s text:c="7"/></text:span><text:span text:style-name="T23">res </text:span><text:span text:style-name="T23">= </text:span><text:span text:style-name="T19">extended_gcd</text:span><text:span text:style-name="T23">(</text:span><text:span text:style-name="T23">b</text:span><text:span text:style-name="T23">,</text:span><text:span text:style-name="T23">a </text:span><text:span text:style-name="T23">% </text:span><text:span text:style-name="T23">b</text:span><text:span text:style-name="T23">);</text:span><text:line-break/><text:span text:style-name="T23"> <text:s text:c="7"/></text:span><text:span text:style-name="T19">int </text:span><text:span text:style-name="T23">s </text:span><text:span text:style-name="T23">= </text:span><text:span text:style-name="T23">res</text:span><text:span text:style-name="T23">[</text:span><text:span text:style-name="T23">2</text:span><text:span text:style-name="T23">];</text:span><text:line-break/><text:span text:style-name="T23"> <text:s text:c="7"/></text:span><text:span text:style-name="T23">res</text:span><text:span text:style-name="T23">[</text:span><text:span text:style-name="T23">2</text:span><text:span text:style-name="T23">] = </text:span><text:span text:style-name="T23">res</text:span><text:span text:style-name="T23">[</text:span><text:span text:style-name="T23">1</text:span><text:span text:style-name="T23">] - (</text:span><text:span text:style-name="T23">a </text:span><text:span text:style-name="T23">/ </text:span><text:span text:style-name="T23">b</text:span><text:span text:style-name="T23">) * </text:span><text:span text:style-name="T23">res</text:span><text:span text:style-name="T23">[</text:span><text:span text:style-name="T23">2</text:span><text:span text:style-name="T23">];</text:span><text:line-break/><text:span text:style-name="T23"> <text:s text:c="7"/></text:span><text:span text:style-name="T23">res</text:span><text:span text:style-name="T23">[</text:span><text:span text:style-name="T23">1</text:span><text:span text:style-name="T23">] = </text:span><text:span text:style-name="T23">s</text:span><text:span text:style-name="T23">;</text:span><text:line-break/><text:span text:style-name="T23"> <text:s text:c="7"/></text:span><text:span text:style-name="T19">while</text:span><text:span text:style-name="T23">(</text:span><text:span text:style-name="T23">res</text:span><text:span text:style-name="T23">[</text:span><text:span text:style-name="T23">2</text:span><text:span text:style-name="T23">] &lt; </text:span><text:span text:style-name="T23">0</text:span><text:span text:style-name="T23">) {</text:span><text:line-break/><text:span text:style-name="T23"> <text:s text:c="11"/></text:span><text:span text:style-name="T23">res</text:span><text:span text:style-name="T23">[</text:span><text:span text:style-name="T23">2</text:span><text:span text:style-name="T23">] += </text:span><text:span text:style-name="T19">mod</text:span><text:span text:style-name="T23">;</text:span><text:line-break/><text:span text:style-name="T23"> <text:s text:c="7"/>}</text:span><text:line-break/><text:span text:style-name="T23"> <text:s text:c="7"/></text:span><text:span text:style-name="T19">return </text:span><text:span text:style-name="T23">res</text:span><text:span text:style-name="T23">;</text:span><text:line-break/><text:line-break/><text:span text:style-name="T23"> <text:s text:c="3"/>}</text:span><text:line-break/><text:line-break/><text:span text:style-name="T23">}</text:span><text:line-break/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Times New Roman" svg:font-family="'Times New Roman'" style:font-family-generic="roman"/>
    <style:font-face style:name="JetBrains Mono" svg:font-family="'JetBrains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0T15:32:34.480759913</meta:creation-date>
    <dc:date>2021-05-10T15:33:21.714630394</dc:date>
    <meta:editing-duration>PT47S</meta:editing-duration>
    <meta:editing-cycles>1</meta:editing-cycles>
    <meta:document-statistic meta:table-count="0" meta:image-count="0" meta:object-count="0" meta:page-count="3" meta:paragraph-count="9" meta:word-count="346" meta:character-count="2814" meta:non-whitespace-character-count="1714"/>
    <meta:generator>LibreOffice/7.0.5.2$Linux_X86_64 LibreOffice_project/00$Build-2</meta:generator>
  </office:meta>
</office:document-meta>
</file>